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0580000001F0A6912AA.png" manifest:media-type="image/png"/>
  <manifest:file-entry manifest:full-path="Pictures/1000231500000918000003348A3B9EB3.svg" manifest:media-type="image/svg+xml"/>
  <manifest:file-entry manifest:full-path="Pictures/1000000100000A000000052C2657B364.png" manifest:media-type="image/png"/>
  <manifest:file-entry manifest:full-path="Pictures/100000010000001C0000001CA2E8F1C4.png" manifest:media-type="image/png"/>
  <manifest:file-entry manifest:full-path="Pictures/10001108000002E5000002E51B6A8459.svg" manifest:media-type="image/svg+xml"/>
  <manifest:file-entry manifest:full-path="Pictures/10000001000000C000000080600F5CE4.png" manifest:media-type="image/png"/>
  <manifest:file-entry manifest:full-path="Pictures/1000000000000008000000082AA353A8.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style style:name="gr1" style:family="graphic" style:parent-style-name="standard">
      <style:graphic-properties svg:stroke-width="0.212cm" svg:stroke-color="#000000" draw:marker-start-width="0.518cm" draw:marker-end-width="0.518cm" draw:fill="bitmap" draw:fill-color="#dee7e5" draw:fill-image-name="_31_0_20_Percent" draw:textarea-horizontal-align="justify" draw:textarea-vertical-align="middle" draw:auto-grow-height="false" fo:min-height="1.257cm" fo:min-width="1.006cm" fo:padding-top="0.231cm" fo:padding-bottom="0.231cm" fo:padding-left="0.356cm" fo:padding-right="0.356cm" loext:decorative="false"/>
    </style:style>
    <style:style style:name="gr2" style:family="graphic" style:parent-style-name="standard">
      <style:graphic-properties svg:stroke-width="0.212cm" svg:stroke-color="#000000" draw:marker-start-width="0.518cm" draw:marker-end-width="0.518cm" draw:fill-color="#dee7e5" draw:textarea-horizontal-align="justify" draw:textarea-vertical-align="middle" draw:auto-grow-height="false" fo:min-height="1.257cm" fo:min-width="1.007cm" fo:padding-top="0.231cm" fo:padding-bottom="0.231cm" fo:padding-left="0.356cm" fo:padding-right="0.356cm" loext:decorative="false"/>
    </style:style>
    <style:style style:name="gr3" style:family="graphic" style:parent-style-name="standard">
      <style:graphic-properties svg:stroke-width="0.212cm" svg:stroke-color="#000000" draw:marker-start-width="0.518cm" draw:marker-end-width="0.518cm" draw:fill-color="#ffffa6" draw:textarea-horizontal-align="justify" draw:textarea-vertical-align="middle" draw:auto-grow-height="false" fo:min-height="1.257cm" fo:min-width="1.007cm" fo:padding-top="0.231cm" fo:padding-bottom="0.231cm" fo:padding-left="0.356cm" fo:padding-right="0.356cm" loext:decorative="false"/>
    </style:style>
    <style:style style:name="gr4" style:family="graphic" style:parent-style-name="standard">
      <style:graphic-properties svg:stroke-width="0.212cm" svg:stroke-color="#000000" draw:marker-start-width="0.518cm" draw:marker-end-width="0.518cm" draw:fill-color="#ffd428" draw:textarea-horizontal-align="justify" draw:textarea-vertical-align="middle" draw:auto-grow-height="false" fo:min-height="1.257cm" fo:min-width="1.008cm" fo:padding-top="0.231cm" fo:padding-bottom="0.231cm" fo:padding-left="0.356cm" fo:padding-right="0.356cm" loext:decorative="false"/>
    </style:style>
    <style:style style:name="gr5" style:family="graphic" style:parent-style-name="standard">
      <style:graphic-properties svg:stroke-width="0.212cm" svg:stroke-color="#000000" draw:marker-start-width="0.518cm" draw:marker-end-width="0.518cm" draw:fill-color="#eeeeee" draw:textarea-horizontal-align="justify" draw:textarea-vertical-align="middle" draw:auto-grow-height="false" fo:min-height="1.256cm" fo:min-width="1.007cm" fo:padding-top="0.231cm" fo:padding-bottom="0.231cm" fo:padding-left="0.356cm" fo:padding-right="0.356cm" loext:decorative="false"/>
    </style:style>
    <style:style style:name="gr6" style:family="graphic" style:parent-style-name="standard">
      <style:graphic-properties svg:stroke-width="0.212cm" svg:stroke-color="#000000" draw:marker-start-width="0.518cm" draw:marker-end-width="0.518cm" draw:fill-color="#b47804" draw:textarea-horizontal-align="justify" draw:textarea-vertical-align="middle" draw:auto-grow-height="false" fo:min-height="1.258cm" fo:min-width="1.007cm"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standard">
      <style:graphic-properties svg:stroke-width="0.212cm" svg:stroke-color="#000000" draw:marker-start-width="0.518cm" draw:marker-end-width="0.518cm" draw:fill-color="#443205" draw:textarea-horizontal-align="justify" draw:textarea-vertical-align="middle" draw:auto-grow-height="false" fo:min-height="1.257cm" fo:min-width="1.007cm" fo:padding-top="0.231cm" fo:padding-bottom="0.231cm" fo:padding-left="0.356cm" fo:padding-right="0.356cm" loext:decorative="false"/>
    </style:style>
    <style:style style:name="gr9"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597cm" fo:min-width="3.828cm" fo:padding-top="0.204cm" fo:padding-bottom="0.204cm" fo:padding-left="0.329cm" fo:padding-right="0.329cm" fo:wrap-option="wrap" loext:decorative="false"/>
      <style:paragraph-properties style:writing-mode="lr-tb"/>
    </style:style>
    <style:style style:name="gr10"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089cm" fo:min-width="4.586cm" fo:padding-top="0.204cm" fo:padding-bottom="0.204cm" fo:padding-left="0.329cm" fo:padding-right="0.329cm" fo:wrap-option="wrap" loext:decorative="false"/>
      <style:paragraph-properties style:writing-mode="lr-tb"/>
    </style:style>
    <style:style style:name="gr11"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0.947cm" fo:min-width="2.985cm" fo:padding-top="0.204cm" fo:padding-bottom="0.204cm" fo:padding-left="0.329cm" fo:padding-right="0.329cm" fo:wrap-option="wrap"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5.74cm" fo:min-width="0cm" loext:decorative="false"/>
      <style:paragraph-properties style:writing-mode="lr-tb"/>
    </style:style>
    <style:style style:name="gr13" style:family="graphic" style:parent-style-name="standard">
      <style:graphic-properties svg:stroke-width="0.423cm" svg:stroke-color="#729fcf" draw:marker-start-width="0.834cm" draw:marker-end-width="0.834cm" draw:fill="none" loext:fill-use-slide-background="false" draw:textarea-horizontal-align="justify" draw:textarea-vertical-align="middle" draw:auto-grow-height="false" fo:min-height="2.694cm" fo:min-width="9.819cm" fo:padding-top="0.336cm" fo:padding-bottom="0.336cm" fo:padding-left="0.461cm" fo:padding-right="0.461cm" loext:decorative="false"/>
    </style:style>
    <style:style style:name="gr14"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439cm" fo:min-width="3.424cm" fo:padding-top="0.204cm" fo:padding-bottom="0.204cm" fo:padding-left="0.329cm" fo:padding-right="0.329cm" fo:wrap-option="wrap" loext:decorative="false"/>
      <style:paragraph-properties style:writing-mode="lr-tb"/>
    </style:style>
    <style:style style:name="gr15" style:family="graphic" style:parent-style-name="standard">
      <style:graphic-properties svg:stroke-width="0.423cm" svg:stroke-color="#50938a" draw:marker-start-width="0.834cm" draw:marker-end-width="0.834cm" draw:fill="none" loext:fill-use-slide-background="false" draw:textarea-horizontal-align="justify" draw:textarea-vertical-align="middle" draw:auto-grow-height="false" fo:min-height="5.759cm" fo:min-width="10.209cm" fo:padding-top="0.336cm" fo:padding-bottom="0.336cm" fo:padding-left="0.461cm" fo:padding-right="0.461cm" loext:decorative="false"/>
    </style:style>
    <style:style style:name="gr16" style:family="graphic" style:parent-style-name="standard">
      <style:graphic-properties svg:stroke-width="0.423cm" svg:stroke-color="#ffffa6" draw:marker-start-width="0.834cm" draw:marker-end-width="0.834cm" draw:fill="none" loext:fill-use-slide-background="false" draw:textarea-horizontal-align="justify" draw:textarea-vertical-align="middle" draw:auto-grow-height="false" fo:min-height="1.655cm" fo:min-width="10.155cm" fo:padding-top="0.336cm" fo:padding-bottom="0.336cm" fo:padding-left="0.461cm" fo:padding-right="0.461cm" loext:decorative="false"/>
    </style:style>
    <style:style style:name="gr17" style:family="graphic" style:parent-style-name="standard">
      <style:graphic-properties draw:stroke="none" svg:stroke-color="#000000" draw:fill="none" draw:fill-color="#ffffff" draw:textarea-horizontal-align="left" draw:auto-grow-height="true" draw:auto-grow-width="false" fo:min-height="2.14cm" fo:min-width="0cm" loext:decorative="false"/>
      <style:paragraph-properties style:writing-mode="lr-tb"/>
    </style:style>
    <style:style style:name="gr18" style:family="graphic" style:parent-style-name="standard">
      <style:graphic-properties svg:stroke-width="0.423cm" svg:stroke-color="#ff4000" draw:marker-start-width="0.834cm" draw:marker-end-width="0.834cm" draw:fill="none" loext:fill-use-slide-background="false" draw:textarea-horizontal-align="justify" draw:textarea-vertical-align="middle" draw:auto-grow-height="false" fo:min-height="3.733cm" fo:min-width="6.183cm" fo:padding-top="0.336cm" fo:padding-bottom="0.336cm" fo:padding-left="0.461cm" fo:padding-right="0.461cm" loext:decorative="false"/>
    </style:style>
    <style:style style:name="gr19" style:family="graphic" style:parent-style-name="standard">
      <style:graphic-properties draw:stroke="none" svg:stroke-color="#000000" draw:fill="none" draw:fill-color="#ffffff" draw:textarea-horizontal-align="left" draw:auto-grow-height="true" draw:auto-grow-width="false" fo:min-height="4.087cm" fo:min-width="0cm" loext:decorative="false"/>
      <style:paragraph-properties style:writing-mode="lr-tb"/>
    </style:style>
    <style:style style:name="gr20"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07cm" fo:min-width="3.67cm" fo:padding-top="0.204cm" fo:padding-bottom="0.204cm" fo:padding-left="0.329cm" fo:padding-right="0.329cm" fo:wrap-option="wrap" loext:decorative="false"/>
      <style:paragraph-properties style:writing-mode="lr-tb"/>
    </style:style>
    <style:style style:name="gr21"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0.947cm" fo:min-width="3.67cm" fo:padding-top="0.204cm" fo:padding-bottom="0.204cm" fo:padding-left="0.329cm" fo:padding-right="0.329cm" fo:wrap-option="wrap" loext:decorative="false"/>
      <style:paragraph-properties style:writing-mode="lr-tb"/>
    </style:style>
    <style:style style:name="gr22" style:family="graphic" style:parent-style-name="standard">
      <style:graphic-properties draw:fill-color="#b47804" draw:textarea-horizontal-align="justify" draw:textarea-vertical-align="middle" draw:auto-grow-height="false" fo:min-height="0.65cm" fo:min-width="13.7cm" loext:decorative="false"/>
      <style:paragraph-properties style:writing-mode="lr-tb"/>
    </style:style>
    <style:style style:name="gr23" style:family="graphic" style:parent-style-name="standard" style:list-style-name="L1">
      <style:graphic-properties draw:fill-color="#ffffd7" draw:textarea-horizontal-align="justify" draw:textarea-vertical-align="middle" draw:auto-grow-height="false" fo:min-height="0.6cm" fo:min-width="0.425cm"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6" style:family="graphic" style:parent-style-name="standard">
      <style:graphic-properties draw:stroke="none" draw:fill="none" fo:min-height="0.921cm" loext:decorative="false"/>
      <style:paragraph-properties style:writing-mode="lr-tb"/>
    </style:style>
    <style:style style:name="gr27" style:family="graphic" style:parent-style-name="standard">
      <style:graphic-properties draw:stroke="none" draw:fill="none" fo:min-height="3.253cm" loext:decorative="false"/>
      <style:paragraph-properties style:writing-mode="lr-tb"/>
    </style:style>
    <style:style style:name="gr28" style:family="graphic" style:parent-style-name="standard">
      <style:graphic-properties draw:textarea-horizontal-align="justify" draw:textarea-vertical-align="middle" draw:auto-grow-height="false" fo:min-height="0.033cm" fo:min-width="0.769cm" loext:decorative="false"/>
    </style:style>
    <style:style style:name="gr29" style:family="graphic" style:parent-style-name="standard">
      <style:graphic-properties draw:fill-color="#55308d" draw:textarea-horizontal-align="justify" draw:textarea-vertical-align="middle" draw:auto-grow-height="false" fo:min-height="0.1cm" fo:min-width="21.425cm" loext:decorative="false"/>
    </style:style>
    <style:style style:name="gr30" style:family="graphic" style:parent-style-name="standard">
      <style:graphic-properties svg:stroke-width="0.423cm" svg:stroke-color="#3faf46" draw:marker-start-width="0.834cm" draw:marker-end-width="0.834cm" draw:fill="none" loext:fill-use-slide-background="false" draw:textarea-horizontal-align="justify" draw:textarea-vertical-align="middle" draw:auto-grow-height="false" fo:min-height="4.765cm" fo:min-width="16.39cm" fo:padding-top="0.336cm" fo:padding-bottom="0.336cm" fo:padding-left="0.461cm" fo:padding-right="0.461cm" loext:decorative="false"/>
    </style:style>
    <style:style style:name="gr31" style:family="graphic" style:parent-style-name="standard">
      <style:graphic-properties svg:stroke-width="0.423cm" svg:stroke-color="#ff4000" draw:marker-start-width="0.834cm" draw:marker-end-width="0.834cm" draw:fill="none" loext:fill-use-slide-background="false" draw:textarea-horizontal-align="justify" draw:textarea-vertical-align="middle" draw:auto-grow-height="false" fo:min-height="4.089cm" fo:min-width="7.539cm" fo:padding-top="0.336cm" fo:padding-bottom="0.336cm" fo:padding-left="0.461cm" fo:padding-right="0.461cm" loext:decorative="false"/>
    </style:style>
    <style:style style:name="gr32" style:family="graphic" style:parent-style-name="standard">
      <style:graphic-properties svg:stroke-width="0.423cm" svg:stroke-color="#5983b0" draw:marker-start-width="0.834cm" draw:marker-end-width="0.834cm" draw:fill="none" loext:fill-use-slide-background="false" draw:textarea-horizontal-align="justify" draw:textarea-vertical-align="middle" draw:auto-grow-height="false" fo:min-height="6.165cm" fo:min-width="13.04cm" fo:padding-top="0.336cm" fo:padding-bottom="0.336cm" fo:padding-left="0.461cm" fo:padding-right="0.461cm" loext:decorative="false"/>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32.121cm)" draw:image-opacity="100%" style:mirror="none" loext:decorative="false"/>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40.75cm, 0cm, -0.712cm)" draw:image-opacity="100%" style:mirror="none" loext:decorative="false"/>
    </style:style>
    <style:style style:name="gr35" style:family="graphic" style:parent-style-name="standard">
      <style:graphic-properties draw:stroke="none" svg:stroke-color="#000000" draw:fill="none" draw:fill-color="#ffffff" draw:textarea-horizontal-align="left" draw:auto-grow-height="true" draw:auto-grow-width="false" fo:min-height="1.111cm" fo:min-width="0cm" loext:decorative="false"/>
      <style:paragraph-properties style:writing-mode="lr-tb"/>
    </style:style>
    <style:style style:name="gr36" style:family="graphic" style:parent-style-name="standard" style:list-style-name="L1">
      <style:graphic-properties draw:fill-color="#ffffd7" draw:textarea-horizontal-align="justify" draw:textarea-vertical-align="middle" draw:auto-grow-height="false" fo:min-height="0.6cm" fo:min-width="3.55cm" loext:decorative="false"/>
      <style:paragraph-properties style:writing-mode="lr-tb"/>
    </style:style>
    <style:style style:name="gr37" style:family="graphic" style:parent-style-name="standard" style:list-style-name="L1">
      <style:graphic-properties draw:fill-color="#ffffd7" draw:textarea-horizontal-align="justify" draw:textarea-vertical-align="middle" draw:auto-grow-height="false" fo:min-height="0.6cm" fo:min-width="2.05cm" loext:decorative="false"/>
      <style:paragraph-properties style:writing-mode="lr-tb"/>
    </style:style>
    <style:style style:name="gr38" style:family="graphic" style:parent-style-name="standard" style:list-style-name="L1">
      <style:graphic-properties draw:fill-color="#ffffd7" draw:textarea-horizontal-align="justify" draw:textarea-vertical-align="middle" draw:auto-grow-height="false" fo:min-height="0.6cm" fo:min-width="2.05cm" loext:decorative="false"/>
      <style:paragraph-properties style:writing-mode="lr-tb"/>
    </style:style>
    <style:style style:name="gr39"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463cm" fo:min-width="0.968cm" fo:padding-top="0.165cm" fo:padding-bottom="0.165cm" fo:padding-left="0.29cm" fo:padding-right="0.29cm" fo:wrap-option="wrap" loext:decorative="false"/>
      <style:paragraph-properties style:writing-mode="lr-tb"/>
    </style:style>
    <style:style style:name="gr40"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656cm" fo:min-width="0.898cm" fo:padding-top="0.165cm" fo:padding-bottom="0.165cm" fo:padding-left="0.29cm" fo:padding-right="0.29cm" fo:wrap-option="wrap" loext:decorative="false"/>
      <style:paragraph-properties style:writing-mode="lr-tb"/>
    </style:style>
    <style:style style:name="gr4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497cm" fo:min-width="1.021cm" fo:padding-top="0.165cm" fo:padding-bottom="0.165cm" fo:padding-left="0.29cm" fo:padding-right="0.29cm" fo:wrap-option="wrap" loext:decorative="false"/>
      <style:paragraph-properties style:writing-mode="lr-tb"/>
    </style:style>
    <style:style style:name="gr42" style:family="graphic" style:parent-style-name="standard" style:list-style-name="L1">
      <style:graphic-properties draw:fill-color="#ffffd7" draw:textarea-horizontal-align="justify" draw:textarea-vertical-align="middle" draw:auto-grow-height="false" fo:min-height="0.6cm" fo:min-width="1.325cm" loext:decorative="false"/>
      <style:paragraph-properties style:writing-mode="lr-tb"/>
    </style:style>
    <style:style style:name="gr43" style:family="graphic" style:parent-style-name="standard">
      <style:graphic-properties draw:textarea-horizontal-align="justify" draw:textarea-vertical-align="middle" draw:auto-grow-height="false" fo:min-height="0.438cm" fo:min-width="1.251cm" loext:decorative="false"/>
    </style:style>
    <style:style style:name="gr44" style:family="graphic" style:parent-style-name="standard">
      <style:graphic-properties draw:fill-color="#666666" draw:textarea-vertical-align="middle" loext:decorative="false"/>
    </style:style>
    <style:style style:name="gr45" style:family="graphic" style:parent-style-name="standard">
      <style:graphic-properties draw:stroke="none" svg:stroke-color="#000000" draw:fill="none" draw:fill-color="#ffffff" draw:textarea-horizontal-align="left" draw:auto-grow-height="true" draw:auto-grow-width="false" fo:min-height="3.45cm" fo:min-width="0cm" loext:decorative="false"/>
      <style:paragraph-properties style:writing-mode="lr-tb"/>
    </style:style>
    <style:style style:name="gr46" style:family="graphic" style:parent-style-name="standard">
      <style:graphic-properties svg:stroke-width="0.423cm" svg:stroke-color="#5b277d" draw:marker-start-width="0.834cm" draw:marker-end-width="0.834cm" draw:fill="none" loext:fill-use-slide-background="false" draw:textarea-horizontal-align="justify" draw:textarea-vertical-align="middle" draw:auto-grow-height="false" fo:min-height="3.164cm" fo:min-width="10.764cm" fo:padding-top="0.336cm" fo:padding-bottom="0.336cm" fo:padding-left="0.461cm" fo:padding-right="0.461cm" loext:decorative="false"/>
    </style:style>
    <style:style style:name="gr47" style:family="graphic" style:parent-style-name="standard">
      <style:graphic-properties svg:stroke-width="0.423cm" svg:stroke-color="#b47804" draw:marker-start-width="0.834cm" draw:marker-end-width="0.834cm" draw:fill="none" loext:fill-use-slide-background="false" draw:textarea-horizontal-align="justify" draw:textarea-vertical-align="middle" draw:auto-grow-height="false" fo:min-height="1.414cm" fo:min-width="10.414cm" fo:padding-top="0.336cm" fo:padding-bottom="0.336cm" fo:padding-left="0.461cm" fo:padding-right="0.461cm" loext:decorative="false"/>
    </style:style>
    <style:style style:name="gr48" style:family="graphic" style:parent-style-name="standard">
      <style:graphic-properties draw:stroke="none" draw:fill="none" fo:min-height="1.839cm" loext:decorative="false"/>
      <style:paragraph-properties style:writing-mode="lr-tb"/>
    </style:style>
    <style:style style:name="P1" style:family="paragraph">
      <loext:graphic-properties draw:fill="bitmap" draw:fill-color="#dee7e5" draw:fill-image-name="_31_0_20_Percent"/>
      <style:paragraph-properties fo:text-align="center"/>
    </style:style>
    <style:style style:name="P2" style:family="paragraph">
      <loext:graphic-properties draw:fill-color="#dee7e5"/>
      <style:paragraph-properties fo:text-align="center"/>
    </style:style>
    <style:style style:name="P3" style:family="paragraph">
      <loext:graphic-properties draw:fill-color="#ffffa6"/>
      <style:paragraph-properties fo:text-align="center"/>
    </style:style>
    <style:style style:name="P4" style:family="paragraph">
      <loext:graphic-properties draw:fill-color="#ffd428"/>
      <style:paragraph-properties fo:text-align="center"/>
    </style:style>
    <style:style style:name="P5" style:family="paragraph">
      <loext:graphic-properties draw:fill-color="#eeeeee"/>
      <style:paragraph-properties fo:text-align="center"/>
    </style:style>
    <style:style style:name="P6" style:family="paragraph">
      <loext:graphic-properties draw:fill-color="#b47804"/>
      <style:paragraph-properties fo:text-align="center"/>
    </style:style>
    <style:style style:name="P7" style:family="paragraph">
      <style:paragraph-properties fo:margin-left="0cm" fo:margin-right="0cm" fo:margin-top="2cm" fo:margin-bottom="2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18pt" style:font-size-asian="18pt" style:font-size-complex="18pt"/>
    </style:style>
    <style:style style:name="P9" style:family="paragraph">
      <style:paragraph-properties fo:margin-left="0cm" fo:margin-right="0cm" fo:margin-top="2cm" fo:margin-bottom="2cm" fo:line-height="100%"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JP"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443205"/>
      <style:paragraph-properties fo:text-align="center"/>
    </style:style>
    <style:style style:name="P12" style:family="paragraph">
      <loext:graphic-properties draw:fill="none" draw:fill-color="#ffffff"/>
      <style:text-properties fo:font-size="36pt" style:font-size-asian="36pt" style:font-size-complex="36pt"/>
    </style:style>
    <style:style style:name="P13" style:family="paragraph">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style>
    <style:style style:name="P16" style:family="paragraph">
      <loext:graphic-properties draw:fill="none"/>
      <style:paragraph-properties fo:text-align="center"/>
    </style:style>
    <style:style style:name="P17" style:family="paragraph">
      <loext:graphic-properties draw:fill-color="#b47804"/>
      <style:paragraph-properties fo:text-align="center"/>
      <style:text-properties fo:color="#ffffff" loext:opacity="100%" fo:font-weight="bold" style:font-weight-asian="bold" style:font-weight-complex="bold"/>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color="#ffffd7"/>
      <style:paragraph-properties fo:margin-left="0cm" fo:margin-right="0cm" fo:margin-top="0cm" fo:margin-bottom="0cm" fo:line-height="100%" fo:text-align="center" fo:text-indent="0cm"/>
    </style:style>
    <style:style style:name="P20" style:family="paragraph">
      <loext:graphic-properties draw:fill="none"/>
    </style:style>
    <style:style style:name="P21" style:family="paragraph">
      <style:text-properties fo:font-size="16pt" style:font-size-asian="16pt" style:font-size-complex="16pt"/>
    </style:style>
    <style:style style:name="P22" style:family="paragraph">
      <loext:graphic-properties draw:fill="none"/>
      <style:text-properties fo:font-size="16pt" style:font-size-asian="16pt" style:font-size-complex="16pt"/>
    </style:style>
    <style:style style:name="P23" style:family="paragraph">
      <loext:graphic-properties draw:fill-color="#55308d"/>
      <style:paragraph-properties fo:text-align="center"/>
    </style:style>
    <style:style style:name="P24" style:family="paragraph">
      <style:text-properties fo:font-size="10pt" style:font-size-asian="10pt" style:font-size-complex="10pt"/>
    </style:style>
    <style:style style:name="P25" style:family="paragraph">
      <loext:graphic-properties draw:fill="none" draw:fill-color="#ffffff"/>
      <style:text-properties fo:font-size="10pt" style:font-size-asian="10pt" style:font-size-complex="10pt"/>
    </style:style>
    <style:style style:name="P26" style:family="paragraph">
      <style:text-properties fo:font-size="14pt" style:font-size-asian="14pt" style:font-size-complex="14pt"/>
    </style:style>
    <style:style style:name="P27" style:family="paragraph">
      <style:paragraph-properties fo:text-align="center"/>
      <style:text-properties fo:font-size="8pt" style:font-size-asian="8pt" style:font-size-complex="8pt"/>
    </style:style>
    <style:style style:name="P28" style:family="paragraph">
      <loext:graphic-properties draw:fill-color="#ffffff"/>
      <style:paragraph-properties fo:text-align="center"/>
      <style:text-properties fo:font-size="8pt" style:font-size-asian="8pt" style:font-size-complex="8pt"/>
    </style:style>
    <style:style style:name="P29" style:family="paragraph">
      <loext:graphic-properties draw:fill-color="#666666"/>
      <style:paragraph-properties fo:text-align="center"/>
    </style:style>
    <style:style style:name="P30" style:family="paragraph">
      <style:text-properties fo:font-size="20pt" style:font-size-asian="20pt" style:font-size-complex="20pt"/>
    </style:style>
    <style:style style:name="P31" style:family="paragraph">
      <loext:graphic-properties draw:fill="none" draw:fill-color="#ffffff"/>
      <style:text-properties fo:font-size="20pt" style:font-size-asian="20pt" style:font-size-complex="20pt"/>
    </style:style>
    <style:style style:name="P32" style:family="paragraph">
      <style:paragraph-properties fo:margin-left="0cm" fo:margin-right="0cm" fo:margin-top="0cm" fo:margin-bottom="0cm" fo:line-height="100%" fo:text-indent="0cm"/>
      <style:text-properties fo:font-size="16pt" style:font-size-asian="16pt" style:font-size-complex="16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color="#ffffff" loext:opacity="100%" fo:font-weight="bold" style:font-weight-asian="bold" style:font-weight-complex="bold"/>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JP"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 style:family="text">
      <style:text-properties fo:font-size="32pt" style:font-size-asian="32pt" style:font-size-complex="32pt"/>
    </style:style>
    <style:style style:name="T9" style:family="text">
      <style:text-properties fo:font-size="16pt" style:font-size-asian="16pt" style:font-size-complex="16pt"/>
    </style:style>
    <style:style style:name="T10" style:family="text">
      <style:text-properties fo:font-size="13pt" style:font-size-asian="13pt" style:font-size-complex="13pt"/>
    </style:style>
    <style:style style:name="T11" style:family="text">
      <style:text-properties fo:font-size="10pt" style:font-size-asian="10pt" style:font-size-complex="10pt"/>
    </style:style>
    <style:style style:name="T12" style:family="text">
      <style:text-properties style:text-position="-8% 58%" fo:font-size="14pt" style:font-size-asian="14pt" style:font-size-complex="14pt"/>
    </style:style>
    <style:style style:name="T13" style:family="text">
      <style:text-properties fo:font-size="8pt" style:font-size-asian="8pt" style:font-size-complex="8pt"/>
    </style:style>
    <style:style style:name="T14" style:family="text">
      <style:text-properties fo:color="#ff8000" loext:opacity="100%" fo:font-size="15pt" style:font-size-asian="15pt" style:font-size-complex="15pt"/>
    </style:style>
    <style:style style:name="T15" style:family="text">
      <style:text-properties fo:font-size="20pt" style:font-size-asian="20pt" style:font-size-complex="20pt"/>
    </style:style>
    <style:style style:name="T16" style:family="text">
      <style:text-properties fo:font-size="24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428cm" svg:height="2.429cm" svg:x="15.397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2.429cm" svg:height="2.429cm" svg:x="15.397cm" svg:y="6.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429cm" svg:height="2.429cm" svg:x="15.397cm" svg:y="9.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43cm" svg:height="2.429cm" svg:x="15.397cm" svg:y="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429cm" svg:height="2.428cm" svg:x="15.397cm" svg:y="4.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2.429cm" svg:height="2.43cm" svg:x="15.397cm" svg:y="14.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2.305cm" svg:height="17.228cm" svg:x="18.076cm" svg:y="1.425cm">
          <draw:text-box>
            <text:p text:style-name="P7"><text:span text:style-name="T1">105℃</text:span></text:p>
            <text:p text:style-name="P7"><text:span text:style-name="T1">110℃</text:span></text:p>
            <text:p text:style-name="P7"><text:span text:style-name="T1">140℃</text:span></text:p>
            <text:p text:style-name="P7"><text:span text:style-name="T1">145℃</text:span></text:p>
            <text:p text:style-name="P7"><text:span text:style-name="T1">165℃</text:span></text:p>
            <text:p text:style-name="P7"><text:span text:style-name="T1">170℃</text:span></text:p>
            <text:p text:style-name="P7"><text:span text:style-name="T1">190℃</text:span></text:p>
          </draw:text-box>
        </draw:frame>
        <draw:frame draw:style-name="gr7" draw:text-style-name="P10" draw:layer="layout" svg:width="3.927cm" svg:height="17.291cm" svg:x="18.091cm" svg:y="2.525cm">
          <draw:text-box>
            <text:p text:style-name="P9"><text:span text:style-name="T2">シロップ</text:span></text:p>
            <text:p text:style-name="P9"><text:span text:style-name="T2">ファンダン</text:span></text:p>
            <text:p text:style-name="P9"><text:span text:style-name="T2">タフィー</text:span></text:p>
            <text:p text:style-name="P9"><text:span text:style-name="T2">ドロップアメ</text:span></text:p>
            <text:p text:style-name="P9"><text:span text:style-name="T2">ベッコウアメ</text:span></text:p>
            <text:p text:style-name="P9"><text:span text:style-name="T2">カラメルソース</text:span></text:p>
            <text:p text:style-name="P9"><text:span text:style-name="T2">カラメル</text:span></text:p>
          </draw:text-box>
        </draw:frame>
        <draw:custom-shape draw:style-name="gr8" draw:text-style-name="P11" draw:layer="layout" svg:width="2.429cm" svg:height="2.429cm" svg:x="15.397cm" svg:y="16.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2" draw:layer="layout" svg:width="14.358cm" svg:height="2.088cm" svg:x="0.892cm" svg:y="0.675cm">
          <draw:text-box>
            <text:p><text:span text:style-name="T3">ベッコウアメをつくろう</text:span></text:p>
          </draw:text-box>
        </draw:frame>
        <draw:custom-shape draw:style-name="gr9" draw:text-style-name="P14" draw:layer="layout" svg:width="6.15cm" svg:height="2.625cm" svg:x="22.4cm" svg:y="15.175cm">
          <text:p text:style-name="P13">いいにおい！</text:p>
          <draw:enhanced-geometry svg:viewBox="0 0 21600 21600" draw:glue-points="10800 0 3160 3160 0 10800 3160 18440 10800 21600 18440 18440 21600 10800 18440 3160 ?f14 ?f15" draw:text-areas="3200 3200 18400 18400" draw:type="round-callout" draw:modifiers="-6310.38855470655 6341.812642802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4" draw:layer="layout" svg:width="7.45cm" svg:height="2.125cm" svg:x="21.25cm" svg:y="17.875cm">
          <text:p text:style-name="P13">あまくなくなる</text:p>
          <draw:enhanced-geometry svg:viewBox="0 0 21600 21600" draw:glue-points="10800 0 3160 3160 0 10800 3160 18440 10800 21600 18440 18440 21600 10800 18440 3160 ?f14 ?f15" draw:text-areas="3200 3200 18400 18400" draw:type="round-callout" draw:modifiers="-4012.13259965105 6522.671683913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4" draw:layer="layout" svg:width="5.175cm" svg:height="1.925cm" svg:x="23.525cm" svg:y="10.6cm">
          <text:p text:style-name="P13">ガラスか</text:p>
          <draw:enhanced-geometry svg:viewBox="0 0 21600 21600" draw:glue-points="10800 0 3160 3160 0 10800 3160 18440 10800 21600 18440 18440 21600 10800 18440 3160 ?f14 ?f15" draw:text-areas="3200 3200 18400 18400" draw:type="round-callout" draw:modifiers="-13959.0417310665 -6908.411214953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2" draw:text-style-name="P15" draw:layer="layout" svg:width="10.717cm" svg:height="5.99cm" svg:x="3.05cm" svg:y="3.975cm">
          <draw:text-box>
            <text:p><text:span text:style-name="T4">よういするもの</text:span></text:p>
            <text:p><text:s/>アルミカップ、さとう、す、みず、</text:p>
            <text:p>ホットプレート</text:p>
          </draw:text-box>
        </draw:frame>
        <draw:custom-shape draw:style-name="gr13" draw:text-style-name="P16" draw:layer="layout" svg:width="11.825cm" svg:height="4.45cm" svg:x="2.025cm" svg:y="3.675cm">
          <text:p/>
          <draw:enhanced-geometry svg:viewBox="0 0 21600 21600" draw:path-stretchpoint-x="10800" draw:path-stretchpoint-y="10800" draw:text-areas="?f3 ?f4 ?f5 ?f6" draw:type="round-rectangle" draw:modifiers="8987.370193657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draw:layer="layout" svg:width="5.8cm" svg:height="2.625cm" svg:x="21.6cm" svg:y="12.45cm">
          <text:p text:style-name="P13">さとうよりもあまい！</text:p>
          <draw:enhanced-geometry svg:viewBox="0 0 21600 21600" draw:glue-points="10800 0 3160 3160 0 10800 3160 18440 10800 21600 18440 18440 21600 10800 18440 3160 ?f14 ?f15" draw:text-areas="3200 3200 18400 18400" draw:type="round-callout" draw:modifiers="-4107.01603171867 -263.2140137090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2" draw:text-style-name="P15" draw:layer="layout" svg:width="10.717cm" svg:height="6.175cm" svg:x="3.05cm" svg:y="8.975cm">
          <draw:text-box>
            <text:p><text:span text:style-name="T4">じゅんび</text:span></text:p>
            <text:p/>
            <text:p>1. アルミカップににさとうをいれる</text:p>
            <text:p>2. すをいれる</text:p>
            <text:p>3. みずをいれる</text:p>
            <text:p>4. じゅんびかんりょう！</text:p>
          </draw:text-box>
        </draw:frame>
        <draw:custom-shape draw:style-name="gr15" draw:text-style-name="P16" draw:layer="layout" svg:width="11.825cm" svg:height="7.125cm" svg:x="2.05cm" svg:y="8.8cm">
          <text:p/>
          <draw:enhanced-geometry svg:viewBox="0 0 21600 21600" draw:path-stretchpoint-x="10800" draw:path-stretchpoint-y="10800" draw:text-areas="?f3 ?f4 ?f5 ?f6" draw:type="round-rectangle" draw:modifiers="7914.341846758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6" draw:layer="layout" svg:width="11.825cm" svg:height="3.075cm" svg:x="2.25cm" svg:y="16.6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5" draw:layer="layout" svg:width="10.717cm" svg:height="2.499cm" svg:x="3.35cm" svg:y="16.96cm">
          <draw:text-box>
            <text:p><text:span text:style-name="T4">ちゅうい <text:s/></text:span><text:s/>やけどちゅうい！</text:p>
            <text:p>とけたさとうはとってもあつい！</text:p>
          </draw:text-box>
        </draw:frame>
        <draw:custom-shape draw:style-name="gr18" draw:text-style-name="P16" draw:layer="layout" svg:width="7.825cm" svg:height="5.125cm" svg:x="20.875cm" svg:y="1.05cm">
          <text:p/>
          <draw:enhanced-geometry svg:viewBox="0 0 21600 21600" draw:path-stretchpoint-x="10800" draw:path-stretchpoint-y="10800" draw:text-areas="?f3 ?f4 ?f5 ?f6" draw:type="round-rectangle" draw:modifiers="5186.892177589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7.267cm" svg:height="4.337cm" svg:x="21.433cm" svg:y="1.407cm">
          <draw:text-box>
            <text:p><text:span text:style-name="T4">かねつじっけん</text:span></text:p>
            <text:p><text:s/>ホットプレートを</text:p>
            <text:p>180℃〜200℃にして</text:p>
            <text:p>かねつかいし！</text:p>
          </draw:text-box>
        </draw:frame>
        <draw:custom-shape draw:style-name="gr20" draw:text-style-name="P14" draw:layer="layout" svg:width="6.15cm" svg:height="2.1cm" svg:x="21.875cm" svg:y="6.325cm">
          <text:p text:style-name="P13">とろーり</text:p>
          <draw:enhanced-geometry svg:viewBox="0 0 21600 21600" draw:glue-points="10800 0 3160 3160 0 10800 3160 18440 10800 21600 18440 18440 21600 10800 18440 3160 ?f14 ?f15" draw:text-areas="3200 3200 18400 18400" draw:type="round-callout" draw:modifiers="-4965.4365143879 709.376487386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4" draw:layer="layout" svg:width="6.15cm" svg:height="1.925cm" svg:x="22.093cm" svg:y="8.55cm">
          <text:p text:style-name="P13">あわがでてくるよ</text:p>
          <draw:enhanced-geometry svg:viewBox="0 0 21600 21600" draw:glue-points="10800 0 3160 3160 0 10800 3160 18440 10800 21600 18440 18440 21600 10800 18440 3160 ?f14 ?f15" draw:text-areas="3200 3200 18400 18400" draw:type="round-callout" draw:modifiers="-6471.92326450984 650.4672897196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17" draw:layer="layout" svg:width="14.2cm" svg:height="0.9cm" svg:x="1cm" svg:y="2.425cm">
          <text:p text:style-name="P13"><text:span text:style-name="T5">カラメルかはんのうのじっけん</text:span></text:p>
          <draw:enhanced-geometry svg:viewBox="0 0 21600 21600" draw:type="rectangle" draw:enhanced-path="M 0 0 L 21600 0 21600 21600 0 21600 0 0 Z N"/>
        </draw:custom-shape>
      </draw:page>
      <draw:page draw:name="page2" draw:style-name="dp1" draw:master-page-name="Default">
        <draw:custom-shape draw:style-name="gr23" draw:text-style-name="P19" draw:layer="layout" svg:width="0.925cm" svg:height="0.85cm" svg:x="3.75cm" svg:y="6.975cm">
          <text:p text:style-name="P18"><text:span text:style-name="T6">す</text:span></text:p>
          <draw:enhanced-geometry svg:viewBox="0 0 21600 21600" draw:type="rectangle" draw:enhanced-path="M 0 0 L 21600 0 21600 21600 0 21600 0 0 Z N"/>
        </draw:custom-shape>
        <draw:frame draw:style-name="gr24" draw:text-style-name="P13" draw:layer="layout" svg:width="3.904cm" svg:height="2.602cm" svg:x="1.221cm" svg:y="17.284cm">
          <draw:image xlink:href="Pictures/10000001000000C000000080600F5CE4.png" xlink:type="simple" xlink:show="embed" xlink:actuate="onLoad" draw:mime-type="image/png">
            <text:p/>
          </draw:image>
        </draw:frame>
        <draw:frame draw:style-name="gr25" draw:text-style-name="P16" draw:layer="layout" svg:width="5.2cm" svg:height="5.2cm" svg:x="23.675cm" svg:y="14.825cm">
          <draw:image xlink:href="Pictures/10001108000002E5000002E51B6A8459.svg" xlink:type="simple" xlink:show="embed" xlink:actuate="onLoad" draw:mime-type="image/svg+xml">
            <text:p/>
          </draw:image>
          <draw:image xlink:href="Pictures/100000010000001C0000001CA2E8F1C4.png" xlink:type="simple" xlink:show="embed" xlink:actuate="onLoad" draw:mime-type="image/png"/>
        </draw:frame>
        <draw:frame draw:style-name="gr26" draw:text-style-name="P20" draw:layer="layout" svg:width="9.942cm" svg:height="1.171cm" svg:x="8.158cm" svg:y="15.5cm">
          <draw:text-box>
            <text:p>企画：秘密結社オープンフォース</text:p>
          </draw:text-box>
        </draw:frame>
        <draw:frame draw:style-name="gr27" draw:text-style-name="P22" draw:layer="layout" svg:width="16.125cm" svg:height="3.503cm" svg:x="6.325cm" svg:y="17.35cm">
          <draw:text-box>
            <text:p text:style-name="P21"><text:span text:style-name="T7">勉強会や様々な技術開発、災害支援活動などを行っている非営利のコミュニティです。興味がある方は「オープンハードテラス」</text:span><text:span text:style-name="T7">DIscord</text:span><text:span text:style-name="T7">サーバにどうぞご参加ください</text:span></text:p>
          </draw:text-box>
        </draw:frame>
        <draw:custom-shape draw:style-name="gr28" draw:text-style-name="P13" draw:layer="layout" svg:width="1.5cm" svg:height="1.075cm" svg:x="22.175cm" svg:y="18.5cm">
          <text:p/>
          <draw:enhanced-geometry svg:viewBox="0 0 21600 21600" draw:text-areas="?f7 ?f0 21600 ?f2" draw:mirror-horizontal="true" draw:type="left-arrow" draw:modifiers="12686.3468634686 7949.442379182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3" draw:layer="layout" svg:width="21.925cm" svg:height="0.35cm" svg:x="1.4cm" svg:y="16.65cm">
          <text:p/>
          <draw:enhanced-geometry svg:viewBox="0 0 21600 21600" draw:type="rectangle" draw:enhanced-path="M 0 0 L 21600 0 21600 21600 0 21600 0 0 Z N"/>
        </draw:custom-shape>
        <draw:frame draw:style-name="gr7" draw:text-style-name="P15" draw:layer="layout" svg:width="14.767cm" svg:height="6.209cm" svg:x="1.65cm" svg:y="9.125cm">
          <draw:text-box>
            <text:p><text:span text:style-name="T8">しらべてみよう</text:span><text:span text:style-name="T8">!</text:span></text:p>
            <text:list text:style-name="L1">
              <text:list-item>
                <text:p><text:span text:style-name="T2">どうしていいにおいがするのかな</text:span><text:span text:style-name="T2">?</text:span></text:p>
              </text:list-item>
              <text:list-item>
                <text:p><text:span text:style-name="T2">どうしてカラメルになるとあまくなくなるのかな</text:span><text:span text:style-name="T2">?</text:span></text:p>
              </text:list-item>
              <text:list-item>
                <text:p><text:span text:style-name="T2">カラメルはなににつかわれているかな</text:span><text:span text:style-name="T2">?</text:span></text:p>
              </text:list-item>
              <text:list-item>
                <text:p><text:span text:style-name="T2">パンやおにくをやくとちゃいろになるのはおなじげんりかな</text:span><text:span text:style-name="T2">?</text:span></text:p>
              </text:list-item>
              <text:list-item>
                <text:p><text:span text:style-name="T2">ひやけすると くろくなるのはどうしてかな</text:span><text:span text:style-name="T2">?</text:span></text:p>
              </text:list-item>
              <text:list-item>
                <text:p><text:span text:style-name="T2">ふるいかみやプラスチックがきいろになるのはどうしてかな</text:span><text:span text:style-name="T2">?</text:span></text:p>
              </text:list-item>
            </text:list>
          </draw:text-box>
        </draw:frame>
        <draw:custom-shape draw:style-name="gr30" draw:text-style-name="P16" draw:layer="layout" svg:width="17.9cm" svg:height="6.025cm" svg:x="1.25cm" svg:y="9.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5" draw:layer="layout" svg:width="8.984cm" svg:height="4.988cm" svg:x="19.85cm" svg:y="9.384cm">
          <draw:text-box>
            <text:p><text:span text:style-name="T8">つくってみよう</text:span><text:span text:style-name="T8">!</text:span></text:p>
            <text:list text:style-name="L1">
              <text:list-item>
                <text:p><text:span text:style-name="T9">いろをつけてみよう！</text:span></text:p>
              </text:list-item>
              <text:list-item>
                <text:p><text:span text:style-name="T9">キャラメルをつくるには</text:span><text:span text:style-name="T9">?</text:span></text:p>
                <text:p><text:span text:style-name="T10">(</text:span><text:span text:style-name="T10">そのばあい「す」はつかいません</text:span><text:span text:style-name="T10">)</text:span></text:p>
              </text:list-item>
              <text:list-item>
                <text:p><text:span text:style-name="T9">「しおあめ」「びたみんあめ」</text:span></text:p>
              </text:list-item>
            </text:list>
          </draw:text-box>
        </draw:frame>
        <draw:custom-shape draw:style-name="gr31" draw:text-style-name="P16" draw:layer="layout" svg:width="8.975cm" svg:height="5.275cm" svg:x="19.725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draw:layer="layout" svg:width="14.7cm" svg:height="7.575cm" svg:x="1.3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3" draw:layer="layout" svg:width="3.407cm" svg:height="3.352cm" svg:x="12.518cm" svg:y="4.248cm">
          <draw:image xlink:href="Pictures/1000000100000A000000052C2657B364.png" xlink:type="simple" xlink:show="embed" xlink:actuate="onLoad" draw:mime-type="image/png">
            <text:p/>
          </draw:image>
        </draw:frame>
        <draw:frame draw:style-name="gr24" draw:text-style-name="P13" draw:layer="layout" svg:width="5.832cm" svg:height="3.015cm" svg:x="1.7cm" svg:y="3.4cm">
          <draw:image xlink:href="Pictures/1000000100000A000000052C2657B364.png" xlink:type="simple" xlink:show="embed" xlink:actuate="onLoad" draw:mime-type="image/png">
            <text:p/>
          </draw:image>
        </draw:frame>
        <draw:frame draw:style-name="gr34" draw:text-style-name="P13" draw:layer="layout" svg:width="2.649cm" svg:height="3.352cm" svg:x="9.025cm" svg:y="4.375cm">
          <draw:image xlink:href="Pictures/1000000100000A000000052C2657B364.png" xlink:type="simple" xlink:show="embed" xlink:actuate="onLoad" draw:mime-type="image/png">
            <text:p/>
          </draw:image>
        </draw:frame>
        <draw:frame draw:style-name="gr7" draw:text-style-name="P25" draw:layer="layout" svg:width="1.031cm" svg:height="1.039cm" svg:x="11.35cm" svg:y="5.839cm">
          <draw:text-box>
            <text:p text:style-name="P24"><text:span text:style-name="T11">|</text:span></text:p>
            <text:p text:style-name="P24"><text:span text:style-name="T11">OH</text:span></text:p>
          </draw:text-box>
        </draw:frame>
        <draw:frame draw:style-name="gr7" draw:text-style-name="P25" draw:layer="layout" svg:width="1.031cm" svg:height="1.153cm" svg:x="12.125cm" svg:y="5.55cm">
          <draw:text-box>
            <text:p text:style-name="P24"><text:span text:style-name="T11"/></text:p>
            <text:p text:style-name="P24"><text:span text:style-name="T11">OH</text:span></text:p>
          </draw:text-box>
        </draw:frame>
        <draw:frame draw:style-name="gr35" draw:text-style-name="P10" draw:layer="layout" svg:width="1.475cm" svg:height="1.361cm" svg:x="5.825cm" svg:y="6.164cm">
          <draw:text-box>
            <text:p text:style-name="P26"><text:span text:style-name="T2">H</text:span><text:span text:style-name="T12">2</text:span><text:span text:style-name="T2">O</text:span></text:p>
          </draw:text-box>
        </draw:frame>
        <draw:custom-shape draw:style-name="gr36" draw:text-style-name="P19" draw:layer="layout" svg:width="4.05cm" svg:height="0.85cm" svg:x="2.325cm" svg:y="2.325cm">
          <text:p text:style-name="P18"><text:span text:style-name="T6">ショ糖</text:span><text:span text:style-name="T6">(</text:span><text:span text:style-name="T6">さとう</text:span><text:span text:style-name="T6">)</text:span></text:p>
          <draw:enhanced-geometry svg:viewBox="0 0 21600 21600" draw:type="rectangle" draw:enhanced-path="M 0 0 L 21600 0 21600 21600 0 21600 0 0 Z N"/>
        </draw:custom-shape>
        <draw:custom-shape draw:style-name="gr37" draw:text-style-name="P19" draw:layer="layout" svg:width="2.55cm" svg:height="0.85cm" svg:x="9.4cm" svg:y="3.6cm">
          <text:p text:style-name="P18"><text:span text:style-name="T6">ブトウ糖</text:span></text:p>
          <draw:enhanced-geometry svg:viewBox="0 0 21600 21600" draw:type="rectangle" draw:enhanced-path="M 0 0 L 21600 0 21600 21600 0 21600 0 0 Z N"/>
        </draw:custom-shape>
        <draw:custom-shape draw:style-name="gr38" draw:text-style-name="P19" draw:layer="layout" svg:width="2.55cm" svg:height="0.85cm" svg:x="12.525cm" svg:y="3.725cm">
          <text:p text:style-name="P18"><text:span text:style-name="T6">果糖</text:span></text:p>
          <draw:enhanced-geometry svg:viewBox="0 0 21600 21600" draw:type="rectangle" draw:enhanced-path="M 0 0 L 21600 0 21600 21600 0 21600 0 0 Z N"/>
        </draw:custom-shape>
        <draw:custom-shape draw:style-name="gr39" draw:text-style-name="P28" draw:layer="layout" svg:width="2.2cm" svg:height="1.125cm" svg:x="10.15cm" svg:y="2.4cm">
          <text:p text:style-name="P27"><text:span text:style-name="T13">あまさ</text:span><text:span text:style-name="T14">75</text:span></text:p>
          <draw:enhanced-geometry svg:viewBox="0 0 21600 21600" draw:glue-points="10800 0 3160 3160 0 10800 3160 18440 10800 21600 18440 18440 21600 10800 18440 3160 ?f14 ?f15" draw:text-areas="3200 3200 18400 18400" draw:type="round-callout" draw:modifiers="2522.12630622444 25724.3339253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0" draw:text-style-name="P28" draw:layer="layout" svg:width="2.1cm" svg:height="1.4cm" svg:x="12.525cm" svg:y="2.3cm">
          <text:p text:style-name="P27"><text:span text:style-name="T13">あまさ</text:span></text:p>
          <text:p text:style-name="P27"><text:span text:style-name="T14">120</text:span></text:p>
          <draw:enhanced-geometry svg:viewBox="0 0 21600 21600" draw:glue-points="10800 0 3160 3160 0 10800 3160 18440 10800 21600 18440 18440 21600 10800 18440 3160 ?f14 ?f15" draw:text-areas="3200 3200 18400 18400" draw:type="round-callout" draw:modifiers="17035.3165159448 24914.77516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1" draw:text-style-name="P28" draw:layer="layout" svg:width="2.275cm" svg:height="1.175cm" svg:x="5.7cm" svg:y="2.9cm">
          <text:p text:style-name="P27"><text:span text:style-name="T13">あまさ</text:span><text:span text:style-name="T14">100</text:span></text:p>
          <draw:enhanced-geometry svg:viewBox="0 0 21600 21600" draw:glue-points="10800 0 3160 3160 0 10800 3160 18440 10800 21600 18440 18440 21600 10800 18440 3160 ?f14 ?f15" draw:text-areas="3200 3200 18400 18400" draw:type="round-callout" draw:modifiers="901.581722319859 2589.795918367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19" draw:layer="layout" svg:width="1.825cm" svg:height="0.85cm" svg:x="5.8cm" svg:y="6.85cm">
          <text:p text:style-name="P18"><text:span text:style-name="T6">みず</text:span></text:p>
          <draw:enhanced-geometry svg:viewBox="0 0 21600 21600" draw:type="rectangle" draw:enhanced-path="M 0 0 L 21600 0 21600 21600 0 21600 0 0 Z N"/>
        </draw:custom-shape>
        <draw:custom-shape draw:style-name="gr43" draw:text-style-name="P13" draw:layer="layout" svg:width="2cm" svg:height="1.375cm" draw:transform="rotate (2.97630997342593) translate (9.398cm 6.135cm)">
          <text:p/>
          <draw:enhanced-geometry svg:viewBox="0 0 21600 21600" draw:text-areas="?f7 ?f0 21600 ?f2" draw:type="left-arrow" draw:modifiers="11237.1814092954 5792.4418604651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44" draw:text-style-name="P29" draw:layer="layout" svg:width="1.074cm" svg:height="2.074cm" svg:x="3.725cm" svg:y="5.2cm" svg:viewBox="0 0 1075 2075" draw:points="525,1150 250,150 325,0 600,1000 1000,75 1075,375 700,1100 800,1450 750,1600 800,1950 875,1950 975,1875 975,1775 775,1575 825,1475 1025,1675 1050,1925 875,2075 725,2025 600,1300 350,1950 75,1875 0,1675 200,1450 350,1425 375,1475 250,1525 150,1650 150,1825 325,1825 425,1475 375,1400">
          <text:p/>
        </draw:polygon>
        <draw:frame draw:style-name="gr7" draw:text-style-name="P15" draw:layer="layout" svg:width="13.901cm" svg:height="1.17cm" svg:x="1.925cm" svg:y="7.65cm">
          <draw:text-box>
            <text:p>す が さとうのぶんしをきるよ(かすいぶんかい)</text:p>
          </draw:text-box>
        </draw:frame>
        <draw:frame draw:style-name="gr7" draw:text-style-name="P31" draw:layer="layout" svg:width="9.71cm" svg:height="1.275cm" svg:x="4.3cm" svg:y="1.3cm">
          <draw:text-box>
            <text:p text:style-name="P30"><text:span text:style-name="T15">さとうよりあまくなるしくみ</text:span></text:p>
          </draw:text-box>
        </draw:frame>
        <draw:frame draw:style-name="gr45" draw:text-style-name="P15" draw:layer="layout" svg:width="11.125cm" svg:height="4.832cm" svg:x="17cm" svg:y="4.75cm">
          <draw:text-box>
            <text:p><text:span text:style-name="T4">ガラスか <text:s/></text:span><text:span text:style-name="T9">さとうのつぶつぶはけっしょうでできていてしろくみえます。ガラスかするとひえてもけっしょうにもどらずにとうめいのままです。</text:span></text:p>
            <text:p><text:span text:style-name="T9"/></text:p>
          </draw:text-box>
        </draw:frame>
        <draw:custom-shape draw:style-name="gr46" draw:text-style-name="P16" draw:layer="layout" svg:width="12.1cm" svg:height="4.25cm" svg:x="16.6cm" svg:y="4.6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6" draw:layer="layout" svg:width="12.2cm" svg:height="2.95cm" svg:x="16.575cm" svg:y="1.2cm">
          <text:p/>
          <draw:enhanced-geometry svg:viewBox="0 0 21600 21600" draw:path-stretchpoint-x="10800" draw:path-stretchpoint-y="10800" draw:text-areas="?f3 ?f4 ?f5 ?f6" draw:type="round-rectangle" draw:modifiers="6755.94713656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2" draw:layer="layout" svg:width="13.297cm" svg:height="3.459cm" svg:x="16.775cm" svg:y="1.35cm">
          <draw:text-box>
            <text:p text:style-name="P21"><text:span text:style-name="T16">からだによくておいしい</text:span></text:p>
            <text:p text:style-name="P32"><text:span text:style-name="T10">カラメルかはんのうによってこうさんかせいぶん、</text:span></text:p>
            <text:p text:style-name="P32"><text:span text:style-name="T10">きはつせいぶんがうまれます。</text:span></text:p>
            <text:p text:style-name="P32"><text:span text:style-name="T10"/></text:p>
          </draw:text-box>
        </draw:frame>
        <draw:frame draw:style-name="gr24" draw:text-style-name="P13" draw:layer="layout" svg:width="2.327cm" svg:height="0.819cm" svg:x="1.298cm" svg:y="15.7cm">
          <draw:image xlink:href="Pictures/1000231500000918000003348A3B9EB3.svg" xlink:type="simple" xlink:show="embed" xlink:actuate="onLoad" draw:mime-type="image/svg+xml">
            <text:p/>
          </draw:image>
          <draw:image xlink:href="Pictures/10000001000000580000001F0A6912AA.png" xlink:type="simple" xlink:show="embed" xlink:actuate="onLoad" draw:mime-type="image/png"/>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36:55.164293542</meta:creation-date>
    <dc:date>2024-07-30T18:01:21.678764938</dc:date>
    <meta:editing-duration>PT2H24M24S</meta:editing-duration>
    <meta:editing-cycles>4</meta:editing-cycles>
    <meta:generator>LibreOffice/7.6.4.1$Linux_X86_64 LibreOffice_project/60$Build-1</meta:generator>
    <meta:print-date>2024-07-30T17:19:44.870687848</meta:print-date>
    <meta:printed-by>PDF files</meta:printed-by>
    <meta:document-statistic meta:object-count="59"/>
  </office:meta>
</office:document-meta>
</file>